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style:font-size-asian="11pt" style:font-style-asian="normal" style:font-size-complex="11pt" style:font-style-complex="normal"/>
    </style:style>
    <style:style style:name="P14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style:font-size-asian="11pt" style:font-style-asian="normal" style:font-size-complex="11pt" style:font-style-complex="normal"/>
    </style:style>
    <style:style style:name="P15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style:font-size-asian="11pt" style:font-size-complex="11pt"/>
    </style:style>
    <style:style style:name="P16" style:family="paragraph" style:parent-style-name="Text_20_body" style:master-page-name="">
      <style:paragraph-properties fo:line-height="100%" fo:text-align="justify" style:justify-single-word="false" fo:orphans="2" fo:widows="2" style:page-number="auto" style:writing-mode="lr-tb">
        <style:tab-stops>
          <style:tab-stop style:position="3.069cm"/>
        </style:tab-stops>
      </style:paragraph-properties>
      <style:text-properties fo:font-variant="normal" fo:text-transform="none" style:use-window-font-color="true" style:font-name="Arial" fo:font-size="11pt" fo:language="ca" fo:country="ES" fo:font-style="normal" fo:font-weight="normal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7" style:family="paragraph" style:parent-style-name="Text_20_body" style:master-page-name="Standard">
      <style:paragraph-properties fo:line-height="100%" fo:text-align="justify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 style:master-page-name="Standard">
      <style:paragraph-properties fo:line-height="100%" fo:text-align="justify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style:font-size-asian="11pt" style:font-style-asian="normal" style:font-size-complex="11pt" style:font-style-complex="normal"/>
    </style:style>
    <style:style style:name="P23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style:font-size-asian="11pt" style:font-style-asian="normal" style:font-size-complex="11pt" style:font-style-complex="normal"/>
    </style:style>
    <style:style style:name="P24" style:family="paragraph" style:parent-style-name="Text_20_body" style:list-style-name="L1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style:font-size-asian="11pt" style:font-style-asian="normal" style:font-size-complex="11pt" style:font-style-complex="normal"/>
    </style:style>
    <style:style style:name="P25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style:font-size-asian="11pt" style:font-style-asian="italic" style:font-size-complex="11pt" style:font-style-complex="italic"/>
    </style:style>
    <style:style style:name="P27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style:font-size-asian="11pt" style:font-size-complex="11pt"/>
    </style:style>
    <style:style style:name="P29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Courier" fo:font-style="normal" style:font-style-asian="normal" style:font-style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r Trimestre. Examen de sistemes gestors de bases de dades. </text:p>
      <text:p text:style-name="P28"><text:span text:style-name="T4"><text:line-break/></text:span><text:span text:style-name="T9">Exercici 1 </text:span><text:span text:style-name="T6">(3.5 punts) </text:span><text:span text:style-name="T10">I</text:span><text:span text:style-name="T11">mplementeu una base de dades que emmagatzemi informació de pisos. <text:s/>En concret, necessitem les taules següents:</text:span></text:p>
      <text:p text:style-name="P13"><text:span text:style-name="T7">Pisos</text:span>: Número de referència cadastral, carrer, total de metres quadrats, ascensor (sí o no), població.<text:line-break/></text:p>
      <text:p text:style-name="P13"><text:span text:style-name="T7">Propietaris</text:span>: <text:s/>Nom del propietari, cognoms, NIF, data de naixement, sexe, email i telèfon.</text:p>
      <text:p text:style-name="P13"><text:span text:style-name="T7"/></text:p>
      <text:p text:style-name="P13"><text:span text:style-name="T7">Províncies</text:span>: Nom de la província, nom de la capital, total de kilòmetres quadrats, total d'habitants.</text:p>
      <text:p text:style-name="P13"><text:span text:style-name="T5"/></text:p>
      <text:p text:style-name="P14">Elaboreu el diagrama ER (<text:span text:style-name="T5">1.5 punts</text:span>) i la base de dades en Access (<text:span text:style-name="T5">2 punts</text:span>).</text:p>
      <text:p text:style-name="P13"><text:span text:style-name="T4"><text:line-break/>Exercici 2</text:span> <text:span text:style-name="T5">(0.75 punts)</text:span> Realitzeu un informe per a la taula "Propietaris" que contingui solament el nom del propietari i el seu NIF i tingui, com a títol, “<text:span text:style-name="T5">Llistat de propietaris</text:span>”.</text:p>
      <text:p text:style-name="P13"/>
      <text:p text:style-name="P16"><text:span text:style-name="T4">Exercici 3</text:span> <text:span text:style-name="T5">(0.75 punts) </text:span>Implementeu un formulari per la taula “<text:span text:style-name="T5">Pisos</text:span>”.</text:p>
      <text:p text:style-name="P19"/>
      <text:p text:style-name="P13"><text:span text:style-name="T4">Exercici 4</text:span> <text:span text:style-name="T5">(0.7 punts * 5 = 3.5 punts)</text:span> Implementeu les consultes següents en el vostre fitxer Access i assegureu-vos que, per a cada consulta, hi apareix “almenys” un registre:</text:p>
      <text:p text:style-name="P14">a. Mostreu els pisos que tenen més de 100 metres quadrats.</text:p>
      <text:p text:style-name="P14"><text:line-break/>b. Mostreu els pisos tals que tenen entre 100 i 180 metres quadrats.<text:line-break/><text:line-break/>c. Mostreu el nom dels propietaris que són homes.<text:line-break/><text:line-break/>d. Mostreu el llistat de pisos de Solsona que no tenen ascensor i estan al Carrer Sant Agustí.</text:p>
      <text:p text:style-name="P15"><text:span text:style-name="T8"><text:line-break/>e. Mostreu les províncies que tenen més de 10000 kilòmetres quadrats i més de 1000000 d'habitants.</text:span><text:span text:style-name="T4"><text:line-break/></text:span></text:p>
      <text:p text:style-name="P25">Exercici 5 <text:span text:style-name="T6">(1.5 punts)</text:span> <text:span text:style-name="T8">Escriviu una carta personalitzada a tots els propietaris informant de l'increment de l'impost municipal IBI en un 4%. Tramet el document resultant al Moodle de l'assignatura.</text:span></text:p>
      <text:p text:style-name="P25"><text:span text:style-name="T8"/></text:p>
      <text:p text:style-name="P25"><text:span text:style-name="T8"/></text:p>
      <text:p text:style-name="P18">2n Trimestre. </text:p>
      <text:p text:style-name="P20"/>
      <text:p text:style-name="P22"><text:span text:style-name="T4">Pregunta 1</text:span>. <text:span text:style-name="T5">(3.5 punts)</text:span> Implementeu un GIF animat amb les característiques següents:</text:p>
      <text:list xml:id="list8019484562" text:style-name="L1">
        <text:list-item>
          <text:list>
            <text:list-item>
              <text:p text:style-name="P24">350 píxels d'amplada.</text:p>
            </text:list-item>
            <text:list-item>
              <text:p text:style-name="P24">5 fotogrames.</text:p>
            </text:list-item>
            <text:list-item>
              <text:p text:style-name="P24">Un fotograma sigui solament en blanc i negre i, un altre, a tot color (la resta, com vulguis).</text:p>
            </text:list-item>
          </text:list>
        </text:list-item>
      </text:list>
      <text:p text:style-name="P13">Trameteu el fitxer a la tasca indicada en el Moodle.</text:p>
      <text:p text:style-name="P13"/>
      <text:p text:style-name="P26"><text:span text:style-name="T9">Pregunta 2</text:span><text:span text:style-name="T11">. </text:span>(1 punt) <text:span text:style-name="T11">Quin és el contacte tècnic del domini </text:span><text:a xlink:type="simple" xlink:href="http://www.hamburguesa.com/"><text:span text:style-name="T11">www.escolaarrels.com</text:span></text:a><text:span text:style-name="T11"> ?</text:span></text:p>
      <text:p text:style-name="P22"/>
      <text:p text:style-name="P22"/>
      <text:p text:style-name="P26"><text:span text:style-name="T9">Pregunta 3</text:span><text:span text:style-name="T11">. </text:span>(1 punt) <text:span text:style-name="T11">Quina ip respon al domini blog.gerardfarras.com ? Com ho has sabut ?</text:span></text:p>
      <text:p text:style-name="P21"/>
      <text:p text:style-name="P26"><text:span text:style-name="T9">Pregunta 4</text:span><text:span text:style-name="T11">. </text:span>(1 punt) <text:span text:style-name="T11">Quants ordinadors separen el teu ordinador de la màquina ubicada en el domini oer.uoc.edu ? Com ho has sabut ?</text:span></text:p>
      <text:p text:style-name="P22"/>
      <text:p text:style-name="P26"><text:span text:style-name="T9">Pregunta 5</text:span><text:span text:style-name="T11">. </text:span>(1 punt) <text:span text:style-name="T11">Estableix en el teu ordinador com a servidors de domini les màquines ubicades a les adreces 8.8.8.8 i 8.8.4.4. Què passa ? </text:span></text:p>
      <text:p text:style-name="P22"/>
      <text:p text:style-name="P26"><text:span text:style-name="T9">Pregunta 6</text:span><text:span text:style-name="T11">. </text:span>(1 punt) <text:span text:style-name="T11">Connecta't a la xarxa TOR i fes una captura de pantalla d'on lloc web on mostri la ip que estàs utilitzant. Trameteu el fitxer a la tasca del Moodle.</text:span></text:p>
      <text:p text:style-name="P26"><text:span text:style-name="T11"/></text:p>
      <text:p text:style-name="P26"><text:span text:style-name="T9">Pregunta 7</text:span><text:span text:style-name="T11">. </text:span>(0.5 punts) <text:span text:style-name="T11">Creus que, per viatjar per Internet, sempre es fa servir la mateixa ruta ? Raona la teva resposta.</text:span></text:p>
      <text:p text:style-name="P22"/>
      <text:p text:style-name="P22"><text:span text:style-name="T4">Pregunta 8</text:span>. <text:span text:style-name="T5">(1 punt) </text:span>Digues amb quines comandes de terminal puc fer les operacions següents:</text:p>
      <text:p text:style-name="P27"><text:span text:style-name="T12">Crear una carpeta a la unitat </text:span><text:a xlink:type="simple" xlink:href="../../../../C:/"><text:span text:style-name="T12">C:\</text:span></text:a><text:span text:style-name="T12"> anomenada examen:</text:span></text:p>
      <text:p text:style-name="P29">Llistar els fitxers i carpetes de la unitat C:</text:p>
      <text:p text:style-name="P29">Anar a la carpeta c:\windows\system32\drivers:</text:p>
      <text:p text:style-name="P29">Netejar la pantalla:</text:p>
      <text:p text:style-name="P29">Suprimir la carpeta c:\examen\</text:p>
      <text:p text:style-name="P25"><text:soft-page-break/><text:span text:style-name="T11">3r Trimestre. Gestió d'una botiga virtual + seguretat informàtica</text:span></text:p>
      <text:p text:style-name="P25"><text:span text:style-name="T5"/></text:p>
      <text:p text:style-name="P26"><text:span text:style-name="T9">Pregunta 1. </text:span><text:span text:style-name="T8">(0.75 punts)</text:span><text:span text:style-name="T4"> </text:span><text:span text:style-name="T10">Afegiu, en la vostra botiga virtual, un fabricant anomenat “</text:span><text:span text:style-name="T8">Century Fox</text:span><text:span text:style-name="T10">”.</text:span></text:p>
      <text:p text:style-name="P21"/>
      <text:p text:style-name="P22"><text:span text:style-name="T4">Pregunta 2</text:span>. <text:span text:style-name="T5">(1 punt)</text:span> Afegiu, en la vostra botiga virtual, una categoria anomenada “Pel·lícules” on es vengui el DVD de la pel·lícula d'”<text:span text:style-name="T5">Avatar</text:span>”. El cost de l'article ha de ser 10 €</text:p>
      <text:p text:style-name="P21"/>
      <text:p text:style-name="P26"><text:span text:style-name="T9">Pregunta 3</text:span><text:span text:style-name="T11">. </text:span>(1.5 punts) <text:span text:style-name="T11">Configureu, en la vostra botiga virtual, per tal que es puguin emprar com a divises el <text:s/>ruble rus i el yen japonès. Assegureu-vos d'establir el valor adequat al dia d'avui.</text:span></text:p>
      <text:p text:style-name="P21"/>
      <text:p text:style-name="P26"><text:span text:style-name="T9">Pregunta 4</text:span><text:span text:style-name="T11">. </text:span>(1.25 punts) <text:span text:style-name="T11">Configura la teva botiga virtual per tal que es pugui pagar a través de reembossament.</text:span></text:p>
      <text:p text:style-name="P21"/>
      <text:p text:style-name="P22"><text:span text:style-name="T4">Pregunta 5</text:span>. <text:span text:style-name="T5">(1 punt) </text:span>Demostra que en la teva botiga virtual s'ha realitzat almenys una comanda i que està en estat “processat”.</text:p>
      <text:p text:style-name="P22"/>
      <text:p text:style-name="P22"><text:span text:style-name="T4">Pregunta 6</text:span>. <text:span text:style-name="T5">(1 punt).</text:span> Canvia el logotip de la teva botiga virtual per una imatge qualsevol.</text:p>
      <text:p text:style-name="P21"/>
      <text:p text:style-name="P26"><text:span text:style-name="T9">Pregunta 7</text:span><text:span text:style-name="T11">. </text:span>(1 punt). <text:span text:style-name="T11">Trameteu al Moodle la vostra clau pública.</text:span></text:p>
      <text:p text:style-name="P22"/>
      <text:p text:style-name="P26"><text:span text:style-name="T9">Pregunta 8</text:span><text:span text:style-name="T11">. </text:span>(0.75 punt)<text:span text:style-name="T11">. Qui actua com a autoritat certificadora en el cas del DNI digital ?</text:span></text:p>
      <text:p text:style-name="P22"/>
      <text:p text:style-name="P26"><text:span text:style-name="T9">Pregunta 9</text:span><text:span text:style-name="T11">. </text:span>(1 punt) <text:span text:style-name="T11">Escriviu una petita carta en un Word, “xifreu” el missatge dirigint-lo a </text:span><text:a xlink:type="simple" xlink:href="mailto:gerard.farras@escolaarrels.com"><text:span text:style-name="T11">gerard.farras@escolaarrels.com</text:span></text:a><text:span text:style-name="T11">.</text:span></text:p>
      <text:p text:style-name="P26"><text:span text:style-name="T11"/></text:p>
      <text:p text:style-name="P26"><text:span text:style-name="T9">Pregunta 10</text:span><text:span text:style-name="T11">. </text:span>(0.75 punt) <text:span text:style-name="T11">Explica, amb les teves paraules, quina diferència hi ha entre les operacions de signar i xifrar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02cm 0.035cm 0.002cm" style:border-line-width-bottom="0.002cm 0.035cm 0.002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02cm 0.035cm 0.002cm" style:border-line-width-top="0.002cm 0.035cm 0.002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02cm 0.035cm 0.002cm" style:border-line-width-bottom="0.002cm 0.035cm 0.002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02cm 0.035cm 0.002cm" style:border-line-width-top="0.002cm 0.035cm 0.002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02cm 0.035cm 0.002cm" style:border-line-width-bottom="0.002cm 0.035cm 0.002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02cm 0.035cm 0.002cm" style:border-line-width-bottom="0.002cm 0.035cm 0.002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1.11pt double #000000" style:border-line-width="0.012cm 0.012cm 0.012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2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5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Recuperació extraordinària</text:p></table:table-cell><table:table-cell table:style-name="Taula3.A2" office:value-type="string"><text:p text:style-name="MP4">Data: 16/06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<text:line-break/>C7 Ofimàtica (GF)</text:p></table:table-cell><table:table-cell table:style-name="Taula3.A2" office:value-type="string"><text:p text:style-name="MP2">Grup: 0601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C7 Ofimatica ExamenRecuperacioExtraordinaria</text:file-name></text:span><text:span text:style-name="MT2"><text:tab/>Pàgina </text:span><text:span text:style-name="MT2"><text:page-number text:select-page="current">2</text:page-number></text:span><text:span text:style-name="MT2"> de </text:span><text:span text:style-name="MT2"><text:page-count>3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6-15T20:12:54</dc:date>
    <meta:print-date>2007-03-02T17:20:29</meta:print-date>
    <dc:language>es-ES</dc:language>
    <meta:editing-cycles>217</meta:editing-cycles>
    <meta:editing-duration>P1DT16H50M15S</meta:editing-duration>
    <dc:creator>Gerard Ballabriga</dc:creator>
    <meta:document-statistic meta:table-count="6" meta:image-count="5" meta:object-count="0" meta:page-count="3" meta:paragraph-count="65" meta:word-count="748" meta:character-count="4480" meta:non-whitespace-character-count="3777"/>
    <meta:user-defined meta:name="Info 1"/>
    <meta:user-defined meta:name="Info 2"/>
    <meta:user-defined meta:name="Info 3"/>
    <meta:user-defined meta:name="Info 4"/>
  </office:meta>
</office:document-meta>
</file>